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language="ru" fo:country="RU" style:font-size-asian="10.5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__DdeLink__34_40850832"/>Все конечно знают продукт компании &lt;a href="http://ru.wikipedia.org/wiki/Microsoft"&gt;Microsoft&lt;/a&gt; под названием &lt;a href="http://ru.wikipedia.org/wiki/Microsoft_Office"&gt;MS Office&lt;/a&gt;. Удобный, отлично интегрирующийся в среду Windows, проверенный временем и установленный на множестве компьютеров легально и не совсем, этот офисный пакет приложений заслуженно пользуется популярностью.</text:p>
      <text:p text:style-name="P1"/>
      <text:p text:style-name="P1">Однако в компьютерном мире, хорошая программа гарантированно получает много конкурентов. Каждый из которых имеет (или не имеет) какие-то преимущества, фишки, удобные особенности и отличия. Так случилось и с <text:s/>MS Office, создано много пакетов, позволяющих работать с файлами форматов <text:bookmark-start text:name="__DdeLink__18_40850832"/>.doc, .xls, .ppt<text:bookmark-end text:name="__DdeLink__18_40850832"/> и другими.</text:p>
      <text:p text:style-name="P1"/>
      <text:p text:style-name="P1">Также многих пользователей отпугнул новый дизайн меню последних версий <text:s/>MS Office и они перешли на использование альтернативных продуктов, которые в этом смысле более консервативны и оставили классическую идеологию меню, добавив поддержку файлов нового Офиса .docx, .xlsx, .pptx и пр.</text:p>
      <text:p text:style-name="P1"/>
      <text:p text:style-name="P1">Ну и конечно одним из важнейших отличий от <text:s/>MS Office, у аналогов стала цена. Потому, что для продукта Microsoft, она сравнительно велика как для компаний, так и для частного использования. В то же время, большинство популярных альтернатив бесплатны, и деньги делают на поддержке и внедрении специфических функций для требовательных корпоративных клиентов.</text:p>
      <text:p text:style-name="P1"/>
      <text:p text:style-name="P1">Самые популярные альтернативы это</text:p>
      <text:p text:style-name="P1">Oracle Open Office <text:s/><text:a xlink:type="simple" xlink:href="http://ru.wikipedia.org/wiki/StarOffice">http://ru.wikipedia.org/wiki/StarOffice</text:a></text:p>
      <text:p text:style-name="P1">OpenOffice.org <text:a xlink:type="simple" xlink:href="http://ru.wikipedia.org/wiki/OpenOffice.org">http://ru.wikipedia.org/wiki/OpenOffice.org</text:a></text:p>
      <text:p text:style-name="P1"><text:bookmark-start text:name="__DdeLink__23_40850832"/>LibreOffice<text:bookmark-end text:name="__DdeLink__23_40850832"/> <text:a xlink:type="simple" xlink:href="http://ru.wikipedia.org/wiki/LibreOffice">http://ru.wikipedia.org/wiki/LibreOffice</text:a></text:p>
      <text:p text:style-name="P1"><text:a xlink:type="simple" xlink:href="http://ru.wikipedia.org/wiki/Go-oo"/></text:p>
      <text:p text:style-name="P1">Так получилось, что на всех рабочих компьютерах, уже достаточно давно у меня как раз и установлен OpenOffice.org, который, после появления LibreOffice был успешно заменён на него. С тех пор LibreOffice — мой выбор. Сам работаю и всем советую.</text:p>
      <text:p text:style-name="P1"><text:bookmark-end text:name="__DdeLink__34_40850832"/></text:p>
      <text:p text:style-name="P1"/>
      <text:p text:style-name="P1"/>
      <text:p text:style-name="P1"/>
      <text:p text:style-name="P1"/>
      <text:p text:style-name="P1"/>
      <text:p text:style-name="P1"><text:bookmark-start text:name="__DdeLink__30_40850832"/>Была задача: из большого текста удалить все идентификаторы вида __<text:span text:style-name="T1">n</text:span>__ , где может <text:span text:style-name="T1">n </text:span><text:span text:style-name="T2"><text:s/>быть любым числом, </text:span>к примеру __8756__. <text:s/>&lt;br /&gt;</text:p>
      <text:p text:style-name="P1">Руками как обычно конечно всё сделать кажется быстрее, но заставить работать машину, моя работа, да и разобраться с регулярными выражениями в LibreOffice было интересно. В итоге, набросал следующий простой регулярник: <text:s/></text:p>
      <text:p text:style-name="P1">__[:digit:]{3,6}__</text:p>
      <text:p text:style-name="P1"/>
      <text:p text:style-name="P1">Пример использования приведён ниже</text:p>
      <text:p text:style-name="P1"/>
      <text:p text:style-name="P1"/>
      <text:p text:style-name="P1">search_and_destroy.png<text:bookmark-end text:name="__DdeLink__30_4085083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vel </meta:initial-creator>
    <meta:creation-date>2011-07-26T11:57:24</meta:creation-date>
    <dc:date>2011-07-26T13:47:47</dc:date>
    <dc:creator>Pavel </dc:creator>
    <meta:editing-duration>PT1H35M13S</meta:editing-duration>
    <meta:editing-cycles>3</meta:editing-cycles>
    <meta:generator>LibreOffice/3.3$Linux LibreOffice_project/330m19$Build-202</meta:generator>
    <meta:document-statistic meta:table-count="0" meta:image-count="0" meta:object-count="0" meta:page-count="1" meta:paragraph-count="14" meta:word-count="277" meta:character-count="2200"/>
  </office:meta>
</office:document-meta>
</file>